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5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weight-asian="bold" style:font-size-complex="12pt" style:font-weight-complex="bold"/>
    </style:style>
    <style:style style:name="T3" style:family="text">
      <style:text-properties fo:font-size="12.4499998092651pt"/>
    </style:style>
    <style:style style:name="T4" style:family="text">
      <style:text-properties fo:font-size="12.4499998092651pt" fo:font-weight="bold"/>
    </style:style>
    <style:style style:name="T5" style:family="text">
      <style:text-properties fo:font-weight="normal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och krav för PHP-projektet DinSpring.se <text:s/></text:h>
      <text:h text:style-name="P1" text:outline-level="1">TF1.1 <text:line-break/>Registrera användare</text:h>
      <text:p text:style-name="P3">Ny användare kan registrera sig för användning av Springsidan.</text:p>
      <text:h text:style-name="P5" text:outline-level="3">Efterkrav</text:h>
      <text:p text:style-name="P3">Användaren kan logga in sig på sidan.</text:p>
      <text:h text:style-name="P5" text:outline-level="3">Scenario</text:h>
      <text:list xml:id="list4510846770116143856" text:style-name="L1">
        <text:list-item>
          <text:p text:style-name="P11">Startsidan-&gt;Registrera användare</text:p>
        </text:list-item>
        <text:list-item>
          <text:p text:style-name="P11">Formulär visas</text:p>
        </text:list-item>
        <text:list-item>
          <text:p text:style-name="P11">Fyll i valfria giltiga uppgifter med epostadress, lösenord, repeterat lösenord. Klicka på Registrera.</text:p>
        </text:list-item>
        <text:list-item>
          <text:p text:style-name="P15"><text:span text:style-name="T1">Redirect till inloggningssida och bekräftelsemeddelande att registreringen lyckades. </text:span></text:p>
          <text:p text:style-name="P15"><text:span text:style-name="T1"/></text:p>
        </text:list-item>
      </text:list>
      <text:h text:style-name="P1" text:outline-level="1">TF1.2 <text:line-break/>Misslyckad registrering – inga uppgifter</text:h>
      <text:p text:style-name="P3">Syfte att en ny användare ej kan registrera sig utan att fylla i tillräckliga uppgifter.</text:p>
      <text:h text:style-name="P5" text:outline-level="3">Efterkrav</text:h>
      <text:p text:style-name="P3">Användaren blev ej registrerad.</text:p>
      <text:h text:style-name="P5" text:outline-level="3">Scenario</text:h>
      <text:list xml:id="list3030196667511738130" text:style-name="L2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ej godkänd registrering, formuläret visas forfarande. OBS. gäller även om JS är avslaget.</text:p>
        </text:list-item>
      </text:list>
      <text:p text:style-name="P2"/>
      <text:h text:style-name="P1" text:outline-level="1">TF1.3 <text:line-break/>Misslyckad registrering – ogiltig emailadress</text:h>
      <text:p text:style-name="P3">Syfte att en ny användare ej kan registrera sig utan att fylla i tillräckliga uppgifter.</text:p>
      <text:h text:style-name="P5" text:outline-level="3">Efterkrav</text:h>
      <text:p text:style-name="P3">Användaren blev ej registrerad.</text:p>
      <text:h text:style-name="P5" text:outline-level="3">Scenario</text:h>
      <text:list xml:id="list6403357726500678130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h text:style-name="P6" text:outline-level="1"><text:span text:style-name="T1">TF1.4 <text:line-break/>Misslyckad registrering – ej matchade lösenord</text:span></text:h>
      <text:p text:style-name="P3">Syfte att en ny användare ej kan registrera sig utan båda lösenordsfälten är ifyllda och <text:soft-page-break/>matchar varandra.</text:p>
      <text:h text:style-name="P5" text:outline-level="3">Efterkrav</text:h>
      <text:p text:style-name="P3">Användaren blev ej registrerad.</text:p>
      <text:h text:style-name="P5" text:outline-level="3">Scenario</text:h>
      <text:list xml:id="list2169253571" text:continue-numbering="true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olika lösenord i de både lösenordsfälten. Klicka på Registrera.</text:p>
        </text:list-item>
        <text:list-item>
          <text:p text:style-name="P13">Felmeddelande – Lösenorden matchar inte. </text:p>
        </text:list-item>
      </text:list>
      <text:h text:style-name="P6" text:outline-level="1"><text:span text:style-name="T1">TF2.1 <text:line-break/>Inloggning </text:span></text:h>
      <text:p text:style-name="P3">Syfte att användaren efter inloggning med rätt uppgifter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868427274" text:continue-numbering="true" text:style-name="L3">
        <text:list-item>
          <text:p text:style-name="P13">Startsidan</text:p>
        </text:list-item>
        <text:list-item>
          <text:p text:style-name="P13">Logga in med giltiga användaruppgifter (se TF1.1. Saknas uppgifter så använd användarnamn <text:a xlink:type="simple" xlink:href="mailto:marikegrinde@hotmail.com" text:style-name="Internet_20_link" text:visited-style-name="Visited_20_Internet_20_Link">marikegrinde@hotmail.com</text:a> och lösenord 123456</text:p>
        </text:list-item>
        <text:list-item>
          <text:p text:style-name="P13">Inloggad sida visas</text:p>
        </text:list-item>
      </text:list>
      <text:p text:style-name="P2"/>
      <text:h text:style-name="P1" text:outline-level="1">TF2.2 <text:line-break/>Inloggning – inga uppgifter</text:h>
      <text:p text:style-name="P3">Syfte att användaren efter inloggning utan uppgifter INTE blir inloggad.</text:p>
      <text:h text:style-name="P5" text:outline-level="3">Efterkrav</text:h>
      <text:p text:style-name="P3">Startsidan och felmeddelande.</text:p>
      <text:h text:style-name="P5" text:outline-level="3">Scenario</text:h>
      <text:list xml:id="list1411863702" text:continue-numbering="true" text:style-name="L3">
        <text:list-item>
          <text:p text:style-name="P13">Startsidan</text:p>
        </text:list-item>
        <text:list-item>
          <text:p text:style-name="P13">Tryck på Logga in, utan att fylla i användaruppgifter.</text:p>
        </text:list-item>
        <text:list-item>
          <text:p text:style-name="P14"><text:span text:style-name="T1">Startsidan visas forfarande, meddelande om att uppgifter måste anges.<text:line-break/>OBS. Gäller oavsett om bara ett av fälten lämnas tomma.</text:span></text:p>
          <text:p text:style-name="P14"><text:span text:style-name="T1"/></text:p>
        </text:list-item>
      </text:list>
      <text:h text:style-name="P1" text:outline-level="1">TF2.3 <text:line-break/>Inloggning – fel uppgifter</text:h>
      <text:p text:style-name="P3">Syfte att användaren efter inloggning med fel uppgifter INTE blir inloggad.</text:p>
      <text:h text:style-name="P5" text:outline-level="3">Efterkrav</text:h>
      <text:p text:style-name="P3">Startsidan och felmeddelande.</text:p>
      <text:h text:style-name="P5" text:outline-level="3">Scenario</text:h>
      <text:list xml:id="list1699958407" text:continue-numbering="true" text:style-name="L3">
        <text:list-item>
          <text:p text:style-name="P13">Startsidan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 (OBS. Gäller <text:soft-page-break/>oavsett om bara ett av fälten är fel).</text:p>
        </text:list-item>
      </text:list>
      <text:p text:style-name="P2"/>
      <text:h text:style-name="P1" text:outline-level="1">TF2.4 <text:line-break/>Inloggning – med session</text:h>
      <text:p text:style-name="P3">Syfte att användaren efter inloggning med session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132041357" text:continue-numbering="true" text:style-name="L3">
        <text:list-item>
          <text:p text:style-name="P13">Startsidan</text:p>
        </text:list-item>
        <text:list-item>
          <text:p text:style-name="P13">Fyll i korrekta uppgifter (se TF 2.1)</text:p>
        </text:list-item>
        <text:list-item>
          <text:p text:style-name="P13">Öppna en ny flik i webbläsaren.</text:p>
        </text:list-item>
        <text:list-item>
          <text:p text:style-name="P13">I nya fliken, ange url dinspring.se<text:line-break/>Du bör vara inloggad på nytt!</text:p>
          <text:p text:style-name="P13"><text:span text:style-name="T4"/></text:p>
        </text:list-item>
      </text:list>
      <text:h text:style-name="P1" text:outline-level="1">TF2.5 <text:line-break/>Inloggning – med cookies</text:h>
      <text:p text:style-name="P3">Syfte att användaren efter inloggning med cookies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714992922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Öppna webbläsaren på nytt och ange url dinspring.se<text:line-break/>Du bör vara inloggad på nytt!</text:p>
        </text:list-item>
      </text:list>
      <text:h text:style-name="P1" text:outline-level="1">TF2.6 <text:line-break/>Misslyckad inloggning – med manipulerad cookie</text:h>
      <text:p text:style-name="P3">Syfte att användaren efter inloggning med menipulerad cookie INTE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414064616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<text:span text:style-name="T3">Öppna webbläsaren på nytt och ange url dinspring.se<text:line-break/>Du bör vara inloggad på nytt!</text:span></text:p>
        </text:list-item>
        <text:list-item>
          <text:p text:style-name="P13"><text:span text:style-name="T3">Ändra uppgifterna i CookieStorage till ”fel”.</text:span></text:p>
        </text:list-item>
        <text:list-item>
          <text:p text:style-name="P13"><text:span text:style-name="T3">Du bör nu vara utloggad.</text:span></text:p>
        </text:list-item>
      </text:list>
      <text:p text:style-name="P16"><text:span text:style-name="T3"/></text:p>
      <text:h text:style-name="P1" text:outline-level="1"><text:soft-page-break/>TF2.7 <text:line-break/>Misslyckad inloggning – med manipulerad session</text:h>
      <text:p text:style-name="P3">Syfte att användaren efter inloggning med manipulerad session INTE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390519428" text:continue-numbering="true" text:style-name="L3">
        <text:list-item>
          <text:p text:style-name="P13">Startsidan</text:p>
        </text:list-item>
        <text:list-item>
          <text:p text:style-name="P13">Fyll i korrekta uppgifter (se TF 2.1), kopiera SESSID</text:p>
        </text:list-item>
        <text:list-item>
          <text:p text:style-name="P13">Öppna annan webbläsare och gå till dinspring.se</text:p>
        </text:list-item>
        <text:list-item>
          <text:p text:style-name="P13"><text:span text:style-name="T3">i samma webbläsare som föregående punkt – ändra SESSID till det du tidigare kopierat.</text:span></text:p>
        </text:list-item>
        <text:list-item>
          <text:p text:style-name="P13"><text:span text:style-name="T3">Inloggning ska misslyckas.</text:span></text:p>
        </text:list-item>
      </text:list>
      <text:p text:style-name="P10"><text:span text:style-name="T3"/></text:p>
      <text:h text:style-name="P1" text:outline-level="1">TF2.8 <text:line-break/>Misslyckad inloggning – med manipulerad URL</text:h>
      <text:p text:style-name="P3">Syfte att användaren ej ska kunna logga in med hjälp av actions genom att ändra i URL:en.</text:p>
      <text:h text:style-name="P5" text:outline-level="3">Efterkrav</text:h>
      <text:p text:style-name="P3">Inloggad, visar sida för detta.</text:p>
      <text:h text:style-name="P5" text:outline-level="3">Scenario</text:h>
      <text:list xml:id="list1596514338" text:continue-numbering="true" text:style-name="L3">
        <text:list-item>
          <text:p text:style-name="P13">Öppna sidan dinspring.se i webbläsaren (oinloggad och tömd på kakor och sessions).</text:p>
        </text:list-item>
        <text:list-item>
          <text:p text:style-name="P13">Lägg till /?action=loggedIn i URL:en<text:span text:style-name="T3">, ladda om.</text:span></text:p>
        </text:list-item>
        <text:list-item>
          <text:p text:style-name="P13"><text:span text:style-name="T3">Du är ej inloggad, inloggningssidan visas fortfarande trots att URL:en är ändrad.</text:span></text:p>
        </text:list-item>
      </text:list>
      <text:p text:style-name="P10"><text:span text:style-name="T3"/></text:p>
      <text:h text:style-name="P1" text:outline-level="1">TF3.1 <text:line-break/>Inloggad – visa träningslista - READ</text:h>
      <text:p text:style-name="P3">Syfte att användaren efter inloggning får se sin egen startsida.</text:p>
      <text:h text:style-name="P5" text:outline-level="3">Efterkrav</text:h>
      <text:p text:style-name="P3">Visning av rätt uppgifter på startsidan.</text:p>
      <text:h text:style-name="P5" text:outline-level="3">Scenario</text:h>
      <text:list xml:id="list2009327744" text:continue-numbering="true" text:style-name="L3">
        <text:list-item>
          <text:p text:style-name="P13">Lyckad inloggning, se TF2.1</text:p>
        </text:list-item>
        <text:list-item>
          <text:p text:style-name="P13">Befintliga träningspass tillhörande användaren visas i lista, men knappar bredvid för att ändra eller radera.</text:p>
          <text:p text:style-name="P13">Visas i formatet, exempel:<text:line-break/>Datum<text:tab/> <text:s text:c="3"/>Typ <text:s/><text:tab/>Längd (km) <text:s/>Tid <text:s/><text:tab/> <text:s text:c="4"/>Kommentar <text:s/>Val</text:p>
          <text:p text:style-name="P13">140909 <text:s text:c="2"/>Gå <text:s text:c="11"/>5 <text:s/><text:tab/><text:tab/>39 min<text:tab/> <text:s text:c="14"/>Radera / Ändra /Kopiera</text:p>
          <text:p text:style-name="P13">140909 <text:s text:c="2"/>Jogg <text:s text:c="8"/>5<text:tab/><text:tab/>30 min<text:tab/><text:tab/> <text:s text:c="4"/>Radera / Ändra /Kopiera</text:p>
          <text:p text:style-name="P13">140909 <text:s text:c="2"/>Spring <text:s text:c="6"/>5<text:tab/><text:tab/>25 min <text:s text:c="24"/>Radera / Ändra /Kopiera</text:p>
          <text:p text:style-name="P13">140909 <text:s text:c="2"/>Intervall <text:s text:c="4"/>5<text:tab/><text:tab/>31 min<text:tab/> <text:s text:c="14"/>Radera / Ändra /Kopiera</text:p>
        </text:list-item>
      </text:list>
      <text:p text:style-name="P2"/>
      <text:h text:style-name="P1" text:outline-level="1"><text:soft-page-break/>TF3.2 <text:line-break/>Inloggad – visa användarnamn - READ</text:h>
      <text:p text:style-name="P3">Syfte att användarnamnet visas på startsida.</text:p>
      <text:h text:style-name="P5" text:outline-level="3">Efterkrav</text:h>
      <text:p text:style-name="P3">Visning av statistik.</text:p>
      <text:h text:style-name="P5" text:outline-level="3">Scenario</text:h>
      <text:list xml:id="list1644578929" text:continue-numbering="true" text:style-name="L3">
        <text:list-item>
          <text:p text:style-name="P13">Lyckad inloggning. Se TF2.1</text:p>
        </text:list-item>
        <text:list-item>
          <text:p text:style-name="P13">Rätt användarnamn visas längst uppe till höger. (Även knapp logga ut bredvid)</text:p>
        </text:list-item>
      </text:list>
      <text:p text:style-name="P2"/>
      <text:h text:style-name="P1" text:outline-level="1">TF3.3 <text:line-break/>Inloggad – visa statistik - READ</text:h>
      <text:p text:style-name="P3">Syfte att ststistik visas i listan med träningspass.</text:p>
      <text:h text:style-name="P5" text:outline-level="3">Efterkrav</text:h>
      <text:p text:style-name="P3">Visning av statistik. Tid/km.</text:p>
      <text:h text:style-name="P5" text:outline-level="3">Scenario</text:h>
      <text:list xml:id="list229573762" text:continue-numbering="true" text:style-name="L3">
        <text:list-item>
          <text:p text:style-name="P13">Lyckad inloggning. Se TF2.1</text:p>
        </text:list-item>
        <text:list-item>
          <text:p text:style-name="P13">Allmän statistik visas (se TF3.2)</text:p>
        </text:list-item>
        <text:list-item>
          <text:p text:style-name="P13">I listan visas även en kolumn kallad ”snitt/km”, där har den genomsnittliga kilometertiden räknats ut baserat på distans och tid.</text:p>
        </text:list-item>
      </text:list>
      <text:p text:style-name="P2"/>
      <text:h text:style-name="P1" text:outline-level="1">TF4.1 <text:line-break/>Inloggad – lägg till nytt träningspass – CREATE – rätt uppgifter </text:h>
      <text:p text:style-name="P3">Syfte att användaren ska kunna registrera ett nytt träningspass, och efter detta få ett meddelande om att registreringen gått igenom och se den uppdelade listan.</text:p>
      <text:h text:style-name="P5" text:outline-level="3">Efterkrav</text:h>
      <text:p text:style-name="P3">Meddelande visas och listan uppdateras med nya uppgifter.</text:p>
      <text:h text:style-name="P5" text:outline-level="3">Scenario</text:h>
      <text:list xml:id="list1619122518" text:continue-numbering="true" text:style-name="L3">
        <text:list-item>
          <text:p text:style-name="P13">Från inloggad startsida, klicka på knappen ”Lägg till Nytt träningspass” (länk ovanför listan)</text:p>
        </text:list-item>
        <text:list-item>
          <text:p text:style-name="P13">Data att fylla i:<text:line-break/>Datum – fyll i dagens datum (visas som default)</text:p>
          <text:p text:style-name="P13">Typ – välj Löpning.</text:p>
          <text:p text:style-name="P13">Distans(km) – fyll i 10.</text:p>
          <text:p text:style-name="P13">Tid – </text:p>
          <text:p text:style-name="P13">Timmar – fyll i 0 (förifyllt).</text:p>
          <text:p text:style-name="P13">Minuter – fyll i 55.</text:p>
          <text:p text:style-name="P13">Sekunder – fyll i 11.</text:p>
          <text:p text:style-name="P13">Kommentar – Fritextfält, fyll i ”10-kilometers elljusspåret på IP”.</text:p>
        </text:list-item>
        <text:list-item>
          <text:p text:style-name="P13">Tryck på knappen ”Lägg till”.</text:p>
        </text:list-item>
        <text:list-item>
          <text:p text:style-name="P13">Meddelande visas om att träningspasset lagts till.</text:p>
        </text:list-item>
        <text:list-item>
          <text:p text:style-name="P13">Uppdaterad lista visas där det nya träningspasset ingår. Snittiden är uträknad.</text:p>
        </text:list-item>
      </text:list>
      <text:h text:style-name="P6" text:outline-level="1"><text:soft-page-break/><text:span text:style-name="T5"/></text:h>
      <text:h text:style-name="P6" text:outline-level="1"><text:span text:style-name="T2">TF4.2</text:span><text:span text:style-name="T1"><text:line-break/>Inloggad – lägg till nytt träningspass – CREATE – saknade uppgifter </text:span></text:h>
      <text:p text:style-name="P3">Syfte att användaren inte ska kunna registrera ett nytt träningspass utan att alla obligatoriska fält (datum, träningstyp, distans, tid) är ifyllda.</text:p>
      <text:h text:style-name="P5" text:outline-level="3">Efterkrav</text:h>
      <text:p text:style-name="P3">Felmeddelande visas, fortfarande på formulärsidan. Ingen uppdatering.</text:p>
      <text:h text:style-name="P5" text:outline-level="3">Scenario</text:h>
      <text:list xml:id="list1880403485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(tom)</text:p>
          <text:p text:style-name="P13">Typ – (”-välj träningstyp-”)</text:p>
          <text:p text:style-name="P13">Distans/km - (tom)</text:p>
          <text:p text:style-name="P13">Tid – (tom, 00:00:00)</text:p>
          <text:p text:style-name="P13">Kommentar – (tom)</text:p>
        </text:list-item>
        <text:list-item>
          <text:p text:style-name="P13">Testa även ovanstående i olika kombinationer fält för fält.</text:p>
        </text:list-item>
        <text:list-item>
          <text:p text:style-name="P13">Felmeddelande visas att obligatoriska fält ej är ifyllda.</text:p>
        </text:list-item>
        <text:list-item>
          <text:p text:style-name="P13">Kvar på formulärsidan.</text:p>
        </text:list-item>
        <text:list-item>
          <text:p text:style-name="P13">Ingen uppdatering i listan.</text:p>
        </text:list-item>
      </text:list>
      <text:p text:style-name="P10"/>
      <text:h text:style-name="P6" text:outline-level="1"><text:span text:style-name="T2">TF4.3</text:span><text:span text:style-name="T1"><text:line-break/>Inloggad – lägg till nytt träningspass – CREATE – ogiltiga uppgifter </text:span></text:h>
      <text:p text:style-name="P3">Syfte att användaren inte ska kunna registrera ett nytt träningspass med ogiltiga uppgifter.</text:p>
      <text:h text:style-name="P5" text:outline-level="3">Efterkrav</text:h>
      <text:p text:style-name="P3">Nytt träningspass väljs.</text:p>
      <text:h text:style-name="P5" text:outline-level="3">Scenario</text:h>
      <text:list xml:id="list1625557739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2014-mm-dd</text:p>
          <text:p text:style-name="P13">Typ – välj valfri typ.</text:p>
          <text:p text:style-name="P13">Distans: skriv xyz</text:p>
          <text:p text:style-name="P13">Tid - 3 fält Timmar, minuter, sekunder, skriv XX 1234 &amp;/(</text:p>
          <text:p text:style-name="P13">Kommentar – Fritextfält, &lt;a&gt;hasTags</text:p>
        </text:list-item>
        <text:list-item>
          <text:p text:style-name="P13">Meddelande om felaktig information o fält.</text:p>
        </text:list-item>
        <text:list-item>
          <text:p text:style-name="P13">Observera att detta ska fungera i olika kombinationer och även med javascript avslaget.</text:p>
          <text:p text:style-name="P13"/>
        </text:list-item>
      </text:list>
      <text:h text:style-name="P1" text:outline-level="1"><text:soft-page-break/>TF5.1<text:line-break/>Inloggad – ändra träningspass - UPDATE</text:h>
      <text:p text:style-name="P3">Syfte att användaren ska kunna ändra ett befintligt träningspass.</text:p>
      <text:h text:style-name="P5" text:outline-level="3">Efterkrav</text:h>
      <text:p text:style-name="P3">Träningspass ändras.</text:p>
      <text:h text:style-name="P5" text:outline-level="3">Scenario</text:h>
      <text:list xml:id="list515496835" text:continue-numbering="true" text:style-name="L3">
        <text:list-item>
          <text:p text:style-name="P13">Från inloggad startsida, klicka på knappen ”ändra” bredvid valfritt träningspass i listan.</text:p>
        </text:list-item>
        <text:list-item>
          <text:p text:style-name="P13">Fälten visas med befintliga värden, men ändringsbara.<text:line-break/>Datum – ändringsbart.</text:p>
          <text:p text:style-name="P13">Typ – Dropdown, val gå, jogg, spring, intervall</text:p>
          <text:p text:style-name="P13">Längd(km) FÄLT (max 3 heltal) . NYTT FÄLT (max1 heltal)</text:p>
          <text:p text:style-name="P13">Tid - 3 fält Timmar, minuter, sekunder</text:p>
          <text:p text:style-name="P13">Kommentar – Fritextfält, max 140 tecken.</text:p>
        </text:list-item>
        <text:list-item>
          <text:p text:style-name="P13">Validering av alla fält, ska fungera utan JS.</text:p>
        </text:list-item>
        <text:list-item>
          <text:p text:style-name="P13">Efter lyckad ändring, meddelande om detta.</text:p>
        </text:list-item>
        <text:list-item>
          <text:p text:style-name="P13">Ändrat träningspass ses i listan.</text:p>
        </text:list-item>
        <text:list-item>
          <text:p text:style-name="P13">Ev nytt snitt/km räknas ut av applikationen och visas i listan.</text:p>
        </text:list-item>
      </text:list>
      <text:p text:style-name="P4">_____________________________________________________________________</text:p>
      <text:h text:style-name="P1" text:outline-level="1">TF6.1 <text:line-break/>Inloggad – radera träningspass - DELETE</text:h>
      <text:p text:style-name="P3">Syfte att användaren ska kunna radera ett befintligt träningspass.</text:p>
      <text:h text:style-name="P5" text:outline-level="3">Efterkrav</text:h>
      <text:p text:style-name="P3">Träningspass ändras.</text:p>
      <text:h text:style-name="P5" text:outline-level="3">Scenario</text:h>
      <text:list xml:id="list1059808443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Bekräfta.</text:p>
        </text:list-item>
        <text:list-item>
          <text:p text:style-name="P13">Efter lyckad radering, meddelande om detta.</text:p>
        </text:list-item>
        <text:list-item>
          <text:p text:style-name="P13">Träningspasset är borttaget från listan.</text:p>
        </text:list-item>
      </text:list>
      <text:p text:style-name="P4">_____________________________________________________________________</text:p>
      <text:h text:style-name="P1" text:outline-level="1">TF6.1 <text:line-break/>Inloggad – avbryt radera träningspass - DELETE</text:h>
      <text:p text:style-name="P3">Syfte att användaren ska kunna radera ett befintligt träningspass.</text:p>
      <text:h text:style-name="P5" text:outline-level="3">Efterkrav</text:h>
      <text:p text:style-name="P3">Träningspass ändras inte.</text:p>
      <text:h text:style-name="P5" text:outline-level="3">Scenario</text:h>
      <text:list xml:id="list1024667879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<text:soft-page-break/>Fråga om valt träningspass datum XXXX-XX-XX verkligen ska raderas.</text:p>
        </text:list-item>
        <text:list-item>
          <text:p text:style-name="P13">Trycka Avbryt.</text:p>
        </text:list-item>
        <text:list-item>
          <text:p text:style-name="P13">Träningspasset är ej borttaget från listan.</text:p>
        </text:list-item>
      </text:list>
      <text:p text:style-name="P4">_____________________________________________________________________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3T21:00:12</dc:date>
    <meta:editing-duration>PT9H49M15S</meta:editing-duration>
    <meta:editing-cycles>135</meta:editing-cycles>
    <meta:document-statistic meta:table-count="0" meta:image-count="0" meta:object-count="0" meta:page-count="8" meta:paragraph-count="217" meta:word-count="1448" meta:character-count="9403"/>
  </office:meta>
</office:document-meta>
</file>